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3">
            <text:p>AAR-191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160.0">
            <text:p>1160.0</text:p>
          </table:table-cell>
          <table:table-cell office:value-type="float" office:value="90.0">
            <text:p>9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5">
            <text:p>K-6035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60.0">
            <text:p>1056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556">
            <text:p>AAR-155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910.0">
            <text:p>910.0</text:p>
          </table:table-cell>
          <table:table-cell office:value-type="float" office:value="45.0">
            <text:p>4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9">
            <text:p>-1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716">
            <text:p>AAR-171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1470.0">
            <text:p>1470.0</text:p>
          </table:table-cell>
          <table:table-cell office:value-type="float" office:value="120.0">
            <text:p>12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5">
            <text:p>AAR-2285</text:p>
          </table:table-cell>
          <table:table-cell office:value-type="float" office:value="54.49">
            <text:p>54.49</text:p>
          </table:table-cell>
          <table:table-cell office:value-type="float" office:value="11.99">
            <text:p>11.99</text:p>
          </table:table-cell>
          <table:table-cell office:value-type="float" office:value="6390.0">
            <text:p>639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6">
            <text:p>AAR-2286</text:p>
          </table:table-cell>
          <table:table-cell office:value-type="float" office:value="54.49">
            <text:p>54.49</text:p>
          </table:table-cell>
          <table:table-cell office:value-type="float" office:value="11.89">
            <text:p>11.89</text:p>
          </table:table-cell>
          <table:table-cell office:value-type="float" office:value="2300.0">
            <text:p>230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9">
            <text:p>-1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7">
            <text:p>AAR-2287</text:p>
          </table:table-cell>
          <table:table-cell office:value-type="float" office:value="54.51">
            <text:p>54.51</text:p>
          </table:table-cell>
          <table:table-cell office:value-type="float" office:value="11.9">
            <text:p>11.9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.3">
            <text:p>-1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8">
            <text:p>AAR-2288</text:p>
          </table:table-cell>
          <table:table-cell office:value-type="float" office:value="54.48">
            <text:p>54.48</text:p>
          </table:table-cell>
          <table:table-cell office:value-type="float" office:value="12.06">
            <text:p>12.06</text:p>
          </table:table-cell>
          <table:table-cell office:value-type="float" office:value="5340.0">
            <text:p>5340.0</text:p>
          </table:table-cell>
          <table:table-cell office:value-type="float" office:value="90.0">
            <text:p>9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1">
            <text:p>-1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3">
            <text:p>AAR-2373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0">
            <text:p>AAR-2650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200.0">
            <text:p>9200.0</text:p>
          </table:table-cell>
          <table:table-cell office:value-type="float" office:value="90.0">
            <text:p>90.0</text:p>
          </table:table-cell>
          <table:table-cell office:value-type="string" office:value="Carex sp. fruits">
            <text:p>Carex sp.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7">
            <text:p>-19.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6">
            <text:p>AAR-2376</text:p>
          </table:table-cell>
          <table:table-cell office:value-type="float" office:value="54.42">
            <text:p>54.42</text:p>
          </table:table-cell>
          <table:table-cell office:value-type="float" office:value="11.98">
            <text:p>11.98</text:p>
          </table:table-cell>
          <table:table-cell office:value-type="float" office:value="7730.0">
            <text:p>7730.0</text:p>
          </table:table-cell>
          <table:table-cell office:value-type="float" office:value="110.0">
            <text:p>110.0</text:p>
          </table:table-cell>
          <table:table-cell office:value-type="string" office:value="Alnus glutinosa remains">
            <text:p>Alnus glutinos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3">
            <text:p>-2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4">
            <text:p>K-6034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40.0">
            <text:p>1054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7">
            <text:p>AAR-2377</text:p>
          </table:table-cell>
          <table:table-cell office:value-type="float" office:value="54.57">
            <text:p>54.57</text:p>
          </table:table-cell>
          <table:table-cell office:value-type="float" office:value="12.25">
            <text:p>12.25</text:p>
          </table:table-cell>
          <table:table-cell office:value-type="float" office:value="9020.0">
            <text:p>9020.0</text:p>
          </table:table-cell>
          <table:table-cell office:value-type="float" office:value="130.0">
            <text:p>130.0</text:p>
          </table:table-cell>
          <table:table-cell office:value-type="string" office:value="Cladium mariscus fruts">
            <text:p>Cladium mariscus fr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6">
            <text:p>-2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8">
            <text:p>AAR-2378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1000.0">
            <text:p>1100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9">
            <text:p>AAR-2379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0600.0">
            <text:p>10600.0</text:p>
          </table:table-cell>
          <table:table-cell office:value-type="float" office:value="130.0">
            <text:p>13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1">
            <text:p>AAR-2380-1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270.0">
            <text:p>9270.0</text:p>
          </table:table-cell>
          <table:table-cell office:value-type="float" office:value="120.0">
            <text:p>12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2">
            <text:p>AAR-2380-2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340.0">
            <text:p>9340.0</text:p>
          </table:table-cell>
          <table:table-cell office:value-type="float" office:value="110.0">
            <text:p>11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9">
            <text:p>AAR-1919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940.0">
            <text:p>9940.0</text:p>
          </table:table-cell>
          <table:table-cell office:value-type="float" office:value="110.0">
            <text:p>11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8">
            <text:p>AAR-1918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350.0">
            <text:p>10350.0</text:p>
          </table:table-cell>
          <table:table-cell office:value-type="float" office:value="320.0">
            <text:p>32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6">
            <text:p>-2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38">
            <text:p>K-6338</text:p>
          </table:table-cell>
          <table:table-cell office:value-type="float" office:value="54.43">
            <text:p>54.43</text:p>
          </table:table-cell>
          <table:table-cell office:value-type="float" office:value="12.04">
            <text:p>12.04</text:p>
          </table:table-cell>
          <table:table-cell office:value-type="float" office:value="10330.0">
            <text:p>1033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1">
            <text:p>AAR-265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940.0">
            <text:p>7940.0</text:p>
          </table:table-cell>
          <table:table-cell office:value-type="float" office:value="75.0">
            <text:p>75.0</text:p>
          </table:table-cell>
          <table:table-cell office:value-type="string" office:value="Nymphaea sp. seeds">
            <text:p>Nymphaea sp.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41">
            <text:p>K-634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00.0">
            <text:p>78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3702">
            <text:p>AAR-3702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150.0">
            <text:p>10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7">
            <text:p>-20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3">
            <text:p>K-603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060.0">
            <text:p>1006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